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70000025B4A0DADD54540E62C.png" manifest:media-type="image/png"/>
  <manifest:file-entry manifest:full-path="Pictures/1000000000000308000001CB82EFDE4B4BA7BDE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1.27cm" style:auto-text-indent="false"/>
    </style:style>
    <style:style style:name="P2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.053cm" fo:margin-right="0.011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53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Picture 1" text:anchor-type="as-char" svg:width="16.499cm" svg:height="9.74cm" draw:z-index="0"><draw:image xlink:href="Pictures/1000000000000308000001CB82EFDE4B4BA7BDEC.png" xlink:type="simple" xlink:show="embed" xlink:actuate="onLoad"/></draw:frame></text:p>
      <text:p text:style-name="P1"><text:soft-page-break/><draw:frame draw:style-name="fr2" draw:name="Picture 2" text:anchor-type="as-char" svg:y="-14.947cm" svg:width="15.921cm" svg:height="19.717cm" draw:z-index="1"><draw:image xlink:href="Pictures/10000000000001E70000025B4A0DADD54540E62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2</meta:editing-cycles>
    <meta:creation-date>2019-04-24T07:30:00</meta:creation-date>
    <dc:date>2020-01-27T09:59:27.239359918</dc:date>
    <meta:editing-duration>PT23M56S</meta:editing-duration>
    <meta:generator>LibreOffice/5.1.6.2$Linux_X86_64 LibreOffice_project/10m0$Build-2</meta:generator>
    <meta:document-statistic meta:table-count="0" meta:image-count="2" meta:object-count="0" meta:page-count="2" meta:paragraph-count="2" meta:word-count="0" meta:character-count="0" meta:non-whitespace-character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